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urier New" svg:font-family="'Courier New'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nux Libertine G" svg:font-family="'Linux Libertine G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" svg:font-family="'Noto Sans Symbols'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unito" svg:font-family="Nunito" style:font-family-generic="roman" style:font-pitch="variable"/>
    <style:font-face style:name="OpenSymbol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Accent_20_1">
      <style:graphic-properties draw:fill-color="#5c5151" draw:textarea-horizontal-align="justify" draw:textarea-vertical-align="middle" draw:auto-grow-height="false" fo:min-height="2.365cm" fo:min-width="1.908cm" style:writing-mode="lr-tb" loext:decorative="false"/>
      <style:paragraph-properties style:writing-mode="lr-tb"/>
    </style:style>
    <style:style style:name="gr3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4" style:family="graphic" style:parent-style-name="standard">
      <style:graphic-properties svg:stroke-width="0.071cm" svg:stroke-color="#ffffff" draw:marker-start-width="0.311cm" draw:marker-end-width="0.311cm" draw:fill="none" draw:textarea-vertical-align="middle" draw:auto-grow-height="false" fo:min-height="7.294cm" fo:min-width="0cm" fo:padding-top="0.145cm" fo:padding-bottom="0.145cm" fo:padding-left="0.27cm" fo:padding-right="0.27cm" fo:wrap-option="wrap" loext:decorative="false"/>
    </style:style>
    <style:style style:name="gr5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in-height="2.50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7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in-height="2.50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color="#000000" draw:fill-color="#b2b2b2" draw:textarea-horizontal-align="justify" draw:textarea-vertical-align="top" draw:auto-grow-height="false" fo:min-height="7.75cm" fo:min-width="21.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729fcf" draw:textarea-horizontal-align="justify" draw:textarea-vertical-align="middle" draw:auto-grow-height="false" fo:min-height="1.493cm" fo:min-width="3.969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729fcf" draw:textarea-horizontal-align="justify" draw:textarea-vertical-align="middle" draw:auto-grow-height="false" fo:min-height="4.113cm" fo:min-width="3.966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729fcf" draw:textarea-horizontal-align="justify" draw:textarea-vertical-align="middle" draw:auto-grow-height="false" fo:min-height="1.493cm" fo:min-width="4.997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729fcf" draw:textarea-horizontal-align="justify" draw:textarea-vertical-align="middle" draw:auto-grow-height="false" fo:min-height="4.113cm" fo:min-width="5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gr16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1.493cm" fo:min-width="4.99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18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19" style:family="graphic" style:parent-style-name="standard">
      <style:graphic-properties svg:stroke-width="0.071cm" svg:stroke-color="#ffffff" draw:marker-start-width="0.311cm" draw:marker-end-width="0.311cm" draw:fill="none" draw:textarea-vertical-align="middle" draw:auto-grow-height="false" fo:min-height="3.5cm" fo:min-width="0cm" fo:padding-top="0.145cm" fo:padding-bottom="0.145cm" fo:padding-left="0.27cm" fo:padding-right="0.27cm" fo:wrap-option="wrap" loext:decorative="false"/>
    </style:style>
    <style:style style:name="gr20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in-height="1.30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objectwithoutfill">
      <style:graphic-properties svg:stroke-width="0.071cm" svg:stroke-color="#ffffff" draw:marker-start-width="0.311cm" draw:marker-end="Arrow" draw:marker-end-width="0.361cm" draw:fill="none" fo:padding-top="0.145cm" fo:padding-bottom="0.145cm" fo:padding-left="0.27cm" fo:padding-right="0.27cm" loext:decorative="false"/>
    </style:style>
    <style:style style:name="gr22" style:family="graphic" style:parent-style-name="standard" style:list-style-name="L8">
      <style:graphic-properties draw:stroke="none" svg:stroke-color="#000000" draw:fill="none" draw:fill-color="#ffffff" draw:textarea-vertical-align="top" draw:auto-grow-height="true" draw:auto-grow-width="false" fo:min-height="1.30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52cm" loext:decorative="false"/>
      <style:paragraph-properties style:writing-mode="lr-tb"/>
    </style:style>
    <style:style style:name="gr24" style:family="graphic" style:parent-style-name="standard">
      <style:graphic-properties svg:stroke-width="0.071cm" svg:stroke-color="#ffffff" draw:marker-start-width="0.311cm" draw:marker-end-width="0.311cm" draw:fill="none" draw:textarea-vertical-align="middle" draw:auto-grow-height="false" fo:min-height="2.08cm" fo:min-width="0cm" fo:padding-top="0.145cm" fo:padding-bottom="0.145cm" fo:padding-left="0.27cm" fo:padding-right="0.27cm" fo:wrap-option="wrap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507cm" loext:decorative="false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loext:decorative="false"/>
    </style:style>
    <style:style style:name="gr27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color="#000000" draw:fill="none" draw:fill-color="#ffffff" draw:textarea-vertical-align="middle" draw:auto-grow-height="true" draw:auto-grow-width="false" fo:min-height="11.7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1.77cm" loext:decorative="false"/>
      <style:paragraph-properties style:writing-mode="lr-tb"/>
    </style:style>
    <style:style style:name="pr1" style:family="presentation" style:parent-style-name="Default-title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4.1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efault-outline1">
      <style:graphic-properties fo:min-height="9.135cm" loext:decorative="false"/>
      <style:paragraph-properties style:writing-mode="lr-tb"/>
    </style:style>
    <style:style style:name="pr5" style:family="presentation" style:parent-style-name="Default-title" style:list-style-name="L4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2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3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4" style:family="presentation" style:parent-style-name="Default-title" style:list-style-name="L4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1" style:family="paragraph">
      <loext:graphic-properties draw:fill="solid" draw:fill-color="#5c5151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loext:tab-stop-distance="0cm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1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margin-left="0cm" fo:margin-right="0cm" fo:margin-top="0.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style:paragraph-properties fo:margin-left="0cm" fo:margin-right="0cm" fo:margin-top="0.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1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paragraph-properties fo:margin-left="0cm" fo:margin-right="0cm" fo:margin-top="0.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1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text-properties fo:font-size="26pt" style:text-underline-style="none" style:font-size-asian="26pt" style:font-size-complex="26pt"/>
    </style:style>
    <style:style style:name="P10" style:family="paragraph">
      <loext:graphic-properties draw:fill="solid" draw:fill-color="#5c5151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color="#ffffff" loext:opacity="100%" style:font-name="Liberation Sans" fo:font-size="36pt" style:font-size-asian="36pt" style:font-size-complex="36pt"/>
    </style:style>
    <style:style style:name="P12" style:family="paragraph">
      <loext:graphic-properties draw:fill-color="#5c5151"/>
      <style:paragraph-properties fo:text-align="center" style:writing-mode="lr-tb"/>
      <style:text-properties fo:color="#ffffff" loext:opacity="100%" style:font-name="Liberation Sans" fo:font-size="36pt" style:font-size-asian="36pt" style:font-size-complex="36pt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paragraph-properties fo:margin-left="0cm" fo:margin-right="0cm" fo:margin-top="0.5cm" fo:margin-bottom="0cm" fo:text-align="center" fo:text-indent="0cm"/>
      <style:text-properties fo:hyphenate="false" loext:hyphenation-no-caps="false" loext:hyphenation-no-last-word="false"/>
    </style:style>
    <style:style style:name="P15" style:family="paragraph">
      <loext:graphic-properties draw:fill="solid" draw:fill-color="#5c5151"/>
      <style:paragraph-properties fo:margin-left="0cm" fo:margin-right="0cm" fo:margin-top="0.5cm" fo:margin-bottom="0cm" fo:text-align="center" fo:text-indent="0cm"/>
      <style:text-properties fo:font-size="26pt" style:font-size-asian="40pt" style:font-size-complex="40pt" fo:hyphenate="false" loext:hyphenation-no-caps="false" loext:hyphenation-no-last-word="false"/>
    </style:style>
    <style:style style:name="P16" style:family="paragraph">
      <style:paragraph-properties fo:text-align="center"/>
      <style:text-properties fo:color="#ffffff" loext:opacity="100%" style:font-name="Liberation Sans" fo:font-size="26pt" style:font-size-asian="36pt" style:font-size-complex="36pt"/>
    </style:style>
    <style:style style:name="P17" style:family="paragraph">
      <loext:graphic-properties draw:fill-color="#5c5151"/>
      <style:paragraph-properties fo:text-align="center" style:writing-mode="lr-tb"/>
      <style:text-properties fo:color="#ffffff" loext:opacity="100%" style:font-name="Liberation Sans" fo:font-size="26pt" style:font-size-asian="36pt" style:font-size-complex="36pt"/>
    </style:style>
    <style:style style:name="P18" style:family="paragraph">
      <style:paragraph-properties fo:text-align="start"/>
    </style:style>
    <style:style style:name="P19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21" style:family="paragraph">
      <loext:graphic-properties draw:fill="none"/>
      <style:paragraph-properties fo:text-align="center"/>
      <style:text-properties fo:font-size="26pt"/>
    </style:style>
    <style:style style:name="P22" style:family="paragraph">
      <style:paragraph-properties fo:margin-left="0cm" fo:margin-right="0cm" fo:margin-top="0.2cm" fo:margin-bottom="0.2cm" fo:text-align="center" fo:text-indent="0cm" style:text-autospace="ideograph-alpha" style:punctuation-wrap="hanging"/>
      <style:text-properties fo:color="#ffffff" loext:opacity="100%" fo:font-size="26pt" style:letter-kerning="true" style:font-size-asian="26pt" style:font-size-complex="26pt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text-align="start" fo:text-indent="0cm" style:text-autospace="ideograph-alpha" style:punctuation-wrap="hanging"/>
      <style:text-properties fo:color="#ffffff" loext:opacity="100%" fo:font-size="26pt" style:letter-kerning="true" style:font-size-asian="26pt" style:font-size-complex="26pt"/>
    </style:style>
    <style:style style:name="P24" style:family="paragraph">
      <style:paragraph-properties fo:text-align="start"/>
      <style:text-properties fo:hyphenate="false" loext:hyphenation-no-caps="false" loext:hyphenation-no-last-word="false"/>
    </style:style>
    <style:style style:name="P25" style:family="paragraph">
      <style:paragraph-properties fo:text-align="start"/>
      <style:text-properties fo:font-size="26pt"/>
    </style:style>
    <style:style style:name="P26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27" style:family="paragraph">
      <loext:graphic-properties draw:fill-color="#b2b2b2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8" style:family="paragraph">
      <loext:graphic-properties draw:fill-color="#729fc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9" style:family="paragraph">
      <style:paragraph-properties fo:margin-top="0.42cm" fo:margin-bottom="0.35cm" fo:text-align="start"/>
      <style:text-properties fo:color="#000000" loext:opacity="100%" fo:font-size="16pt" style:font-size-asian="16pt" style:font-size-complex="16pt"/>
    </style:style>
    <style:style style:name="P30" style:family="paragraph">
      <loext:graphic-properties draw:fill-color="#729fcf"/>
      <style:paragraph-properties fo:margin-top="0.42cm" fo:margin-bottom="0.35cm" fo:text-align="start" style:writing-mode="lr-tb"/>
      <style:text-properties fo:color="#000000" loext:opacity="100%" fo:font-size="16pt" style:font-size-asian="16pt" style:font-size-complex="16pt"/>
    </style:style>
    <style:style style:name="P31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729fc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6pt" style:font-size-asian="16pt" style:font-size-complex="16pt"/>
    </style:style>
    <style:style style:name="P35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6pt" style:font-size-asian="16pt" style:font-size-complex="16pt"/>
    </style:style>
    <style:style style:name="P36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37" style:family="paragraph">
      <loext:graphic-properties draw:fill="none" draw:fill-color="#ffffff"/>
      <style:paragraph-properties fo:text-align="center"/>
      <style:text-properties fo:color="#000000" loext:opacity="100%" fo:font-size="16pt" style:font-size-asian="16pt" style:font-size-complex="16pt"/>
    </style:style>
    <style:style style:name="P38" style:family="paragraph">
      <style:paragraph-properties fo:margin-left="0cm" fo:margin-right="0cm" fo:margin-top="0.5cm" fo:margin-bottom="0cm" fo:text-indent="0cm"/>
    </style:style>
    <style:style style:name="P39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.2cm" fo:margin-bottom="0.2cm" fo:text-align="center" fo:text-indent="0cm" style:text-autospace="ideograph-alpha" style:punctuation-wrap="hanging"/>
      <style:text-properties fo:color="#ffffff" loext:opacity="100%" fo:font-size="26pt" style:letter-kerning="true" style:font-size-asian="26pt" style:font-size-complex="26pt"/>
    </style:style>
    <style:style style:name="P41" style:family="paragraph">
      <loext:graphic-properties draw:fill="none"/>
    </style:style>
    <style:style style:name="P42" style:family="paragraph">
      <style:paragraph-properties fo:margin-left="0cm" fo:margin-right="0cm" fo:margin-top="0.4cm" fo:margin-bottom="0.4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.9cm" fo:margin-bottom="0.9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center"/>
      <style:text-properties fo:font-size="26pt"/>
    </style:style>
    <style:style style:name="P45" style:family="paragraph">
      <loext:graphic-properties draw:fill="none" draw:fill-color="#ffffff"/>
      <style:paragraph-properties fo:text-align="center"/>
      <style:text-properties fo:color="#ffffff" loext:opacity="100%" fo:font-size="26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47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48" style:family="paragraph">
      <style:paragraph-properties fo:text-align="center"/>
      <style:text-properties fo:color="#ffffff" loext:opacity="100%"/>
    </style:style>
    <style:style style:name="P49" style:family="paragraph">
      <loext:graphic-properties draw:fill="none" draw:fill-color="#ffffff"/>
      <style:paragraph-properties fo:text-align="start"/>
      <style:text-properties fo:color="#ffffff" loext:opacity="100%" fo:font-size="26pt" style:font-size-asian="26pt" style:font-size-complex="26pt"/>
    </style:style>
    <style:style style:name="P50" style:family="paragraph">
      <loext:graphic-properties draw:fill="solid" draw:fill-color="#5c5151"/>
      <style:text-properties fo:font-size="40pt" style:font-size-asian="40pt" style:font-size-complex="40pt"/>
    </style:style>
    <style:style style:name="P51" style:family="paragraph">
      <style:text-properties fo:font-size="26pt"/>
    </style:style>
    <style:style style:name="P52" style:family="paragraph">
      <loext:graphic-properties draw:fill="none" draw:fill-color="#ffffff"/>
      <style:text-properties fo:color="#ffffff" loext:opacity="100%" style:font-name="Liberation Sans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 loext:opacity="100%" style:font-name="Liberation Sans" fo:font-size="27pt" style:font-size-asian="27pt" style:font-size-complex="27pt"/>
    </style:style>
    <style:style style:name="T5" style:family="text">
      <style:text-properties fo:font-size="26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loext:opacity="100%" fo:font-size="26pt" style:font-size-asian="26pt" style:font-size-complex="26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16pt" style:font-size-asian="16pt" style:font-size-complex="16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26pt"/>
    </style:style>
    <style:style style:name="T12" style:family="text">
      <style:text-properties fo:color="#ffffff" loext:opacity="100%" fo:font-size="24pt" style:font-size-asian="24pt" style:font-size-complex="24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ffffff" loext:opacity="100%" style:font-name="Liberation San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)" style:num-format="a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29cm" svg:x="0cm" svg:y="6.1cm" presentation:class="title" presentation:user-transformed="true">
          <draw:text-box>
            <text:p>Soutenance du projet 13</text:p>
          </draw:text-box>
        </draw:frame>
        <draw:frame presentation:style-name="pr2" draw:layer="layout" svg:width="25.199cm" svg:height="2.371cm" svg:x="1.401cm" svg:y="8.729cm" presentation:class="outline" presentation:user-transformed="true">
          <draw:text-box>
            <text:p text:style-name="P2"><text:span text:style-name="T1">Définissez une solution fonctionnelle et concevez l’architecture </text:span><text:span text:style-name="T1">d’une applic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11.5cm" svg:x="1.4cm" svg:y="4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Business requirements</text:span></text:p>
                <text:list>
                  <text:list-item>
                    <text:p text:style-name="P5"><text:span text:style-name="T2"><text:s/></text:span><text:span text:style-name="T2">Gestion de profil</text:span></text:p>
                  </text:list-item>
                  <text:list-item>
                    <text:p text:style-name="P5"><text:span text:style-name="T2"><text:s/></text:span><text:span text:style-name="T2">Gestion d’une location</text:span></text:p>
                  </text:list-item>
                </text:list>
              </text:list-item>
              <text:list-item>
                <text:p text:style-name="P6"><text:span text:style-name="T2"><text:s/></text:span><text:span text:style-name="T2">Architecture definition document</text:span></text:p>
                <text:list>
                  <text:list-item>
                    <text:p text:style-name="P7"><text:span text:style-name="T2"><text:s/></text:span><text:span text:style-name="T2">Schéma de l’architecture cible</text:span></text:p>
                  </text:list-item>
                  <text:list-item>
                    <text:p text:style-name="P7"><text:span text:style-name="T2"><text:s/></text:span><text:span text:style-name="T2">RGPD &amp; MVC</text:span></text:p>
                  </text:list-item>
                </text:list>
              </text:list-item>
              <text:list-item>
                <text:p text:style-name="P6"><text:span text:style-name="T2"><text:s/></text:span><text:span text:style-name="T2">Compliance assessment</text:span></text:p>
                <text:list>
                  <text:list-item>
                    <text:p text:style-name="P8"><text:span text:style-name="T2"><text:s/></text:span><text:span text:style-name="T2">Tests unitaires &amp; code coverage</text:span></text:p>
                  </text:list-item>
                  <text:list-item>
                    <text:p text:style-name="P8"><text:span text:style-name="T2"><text:s/></text:span><text:span text:style-name="T2">Gestion des données</text:span></text:p>
                  </text:list-item>
                </text:list>
              </text:list-item>
              <text:list-item>
                <text:p text:style-name="P6"><text:span text:style-name="T2"><text:s/></text:span><text:span text:style-name="T2">Proof of Concept </text:span></text:p>
              </text:list-item>
            </text:list>
          </draw:text-box>
        </draw:frame>
        <draw:frame presentation:style-name="pr5" draw:text-style-name="P10" draw:layer="layout" svg:width="25.5cm" svg:height="2.629cm" svg:x="0cm" svg:y="1.101cm" presentation:class="title" presentation:user-transformed="true">
          <draw:text-box>
            <text:list text:style-name="L4">
              <text:list-header>
                <text:p><text:span text:style-name="T3">SOMMAIRE : </text:span></text:p>
              </text:list-header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4">2/1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5" draw:layer="layout" svg:width="25.5cm" svg:height="2.629cm" svg:x="0cm" svg:y="1.101cm" presentation:class="title" presentation:user-transformed="true">
          <draw:text-box>
            <text:list text:style-name="L6">
              <text:list-item>
                <text:p text:style-name="P14"><text:span text:style-name="T5"><text:s/></text:span><text:span text:style-name="T5">Business requirements</text:span></text:p>
              </text:list-item>
            </text:list>
          </draw:text-box>
        </draw:frame>
        <draw:custom-shape draw:style-name="gr2" draw:text-style-name="P17" draw:layer="layout" svg:width="2.408cm" svg:height="2.615cm" svg:x="25.592cm" svg:y="1.101cm">
          <text:p text:style-name="P16"><text:span text:style-name="T4">3/10</text:span></text:p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28cm" svg:height="12.928cm" svg:x="0cm" svg:y="3.73cm">
          <draw:text-box>
            <text:list text:style-name="L7">
              <text:list-item>
                <text:p text:style-name="P18"><text:span text:style-name="T6"><text:s/></text:span><text:span text:style-name="T7">Gestion du profil</text:span></text:p>
              </text:list-item>
            </text:list>
            <text:p text:style-name="P18"><text:span text:style-name="T7"/></text:p>
            <text:list text:style-name="L8">
              <text:list-item>
                <text:p text:style-name="P19"><text:span text:style-name="T7">Inscription </text:span></text:p>
              </text:list-item>
              <text:list-item>
                <text:p text:style-name="P19"><text:span text:style-name="T7">Connexion &amp; déconnexion</text:span></text:p>
              </text:list-item>
              <text:list-item>
                <text:p text:style-name="P19"><text:span text:style-name="T7">Suspendre l’activité du compte</text:span></text:p>
              </text:list-item>
              <text:list-item>
                <text:p text:style-name="P19"><text:span text:style-name="T7">Contact support : </text:span></text:p>
                <text:list>
                  <text:list-item>
                    <text:list>
                      <text:list-item>
                        <text:p text:style-name="P19"><text:span text:style-name="T7">chat instantané </text:span></text:p>
                      </text:list-item>
                      <text:list-item>
                        <text:p text:style-name="P19"><text:span text:style-name="T7">e-mail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8"/></text:p>
          </draw:text-box>
        </draw:frame>
        <draw:custom-shape draw:style-name="gr4" draw:text-style-name="P21" draw:layer="layout" svg:width="1cm" svg:height="8cm" svg:x="14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3" draw:layer="layout" svg:width="11.6cm" svg:height="2.507cm" svg:x="15.9cm" svg:y="9.8cm">
          <draw:text-box>
            <text:p text:style-name="P22">Fonctionnalités supplémentair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15" draw:layer="layout" svg:width="25.5cm" svg:height="2.629cm" svg:x="0cm" svg:y="1.101cm" presentation:class="title" presentation:user-transformed="true">
          <draw:text-box>
            <text:list text:style-name="L6">
              <text:list-item>
                <text:p text:style-name="P14"><text:span text:style-name="T5"><text:s/></text:span><text:span text:style-name="T5">Business requirements</text:span></text:p>
              </text:list-item>
            </text:list>
          </draw:text-box>
        </draw:frame>
        <draw:custom-shape draw:style-name="gr2" draw:text-style-name="P17" draw:layer="layout" svg:width="2.408cm" svg:height="2.615cm" svg:x="25.592cm" svg:y="1.101cm">
          <text:p text:style-name="P16"><text:span text:style-name="T4">4/10</text:span></text:p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28cm" svg:height="12.02cm" svg:x="0cm" svg:y="3.73cm">
          <draw:text-box>
            <text:list text:style-name="L9">
              <text:list-item>
                <text:p text:style-name="P24"><text:span text:style-name="T6"><text:s/></text:span><text:span text:style-name="T7">Gestion d’une location</text:span></text:p>
              </text:list-item>
            </text:list>
            <text:p text:style-name="P24"><text:span text:style-name="T7"/></text:p>
            <text:list text:style-name="L8">
              <text:list-item>
                <text:p text:style-name="P24"><text:span text:style-name="T7">Recherche : </text:span></text:p>
                <text:list>
                  <text:list-item>
                    <text:list>
                      <text:list-item>
                        <text:p text:style-name="P24"><text:span text:style-name="T7">par modèle de véhicule</text:span></text:p>
                      </text:list-item>
                      <text:list-item>
                        <text:p text:style-name="P24"><text:span text:style-name="T7">par zone géographique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7">Réservation : </text:span></text:p>
                <text:list>
                  <text:list-item>
                    <text:list>
                      <text:list-item>
                        <text:p text:style-name="P24"><text:span text:style-name="T7">Consulter l’historique </text:span></text:p>
                      </text:list-item>
                      <text:list-item>
                        <text:p text:style-name="P24"><text:span text:style-name="T7">Modifier ou annuler <text:s/>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8"/></text:p>
          </draw:text-box>
        </draw:frame>
        <draw:custom-shape draw:style-name="gr4" draw:text-style-name="P21" draw:layer="layout" svg:width="1cm" svg:height="8cm" svg:x="14.501cm" svg:y="7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3" draw:layer="layout" svg:width="11.6cm" svg:height="2.507cm" svg:x="15.9cm" svg:y="9.801cm">
          <draw:text-box>
            <text:p text:style-name="P22">Fonctionnalités supplémentair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15" draw:layer="layout" svg:width="25.5cm" svg:height="2.629cm" svg:x="0cm" svg:y="1.101cm" presentation:class="title" presentation:user-transformed="true">
          <draw:text-box>
            <text:list text:style-name="L10">
              <text:list-item>
                <text:p text:style-name="P14"><text:span text:style-name="T5"><text:s/></text:span><text:span text:style-name="T5">Architecture definition document</text:span></text:p>
              </text:list-item>
            </text:list>
          </draw:text-box>
        </draw:frame>
        <draw:custom-shape draw:style-name="gr2" draw:text-style-name="P17" draw:layer="layout" svg:width="2.408cm" svg:height="2.615cm" svg:x="25.592cm" svg:y="1.101cm">
          <text:p text:style-name="P16"><text:span text:style-name="T4">5/10</text:span></text:p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28cm" svg:height="12.02cm" svg:x="0cm" svg:y="3.73cm">
          <draw:text-box>
            <text:list text:style-name="L7">
              <text:list-item>
                <text:p text:style-name="P25"><text:span text:style-name="T6"><text:s/></text:span><text:span text:style-name="T7">Schéma de l’architecture cible</text:span></text:p>
              </text:list-item>
            </text:list>
            <text:p text:style-name="P25"><text:span text:style-name="T8"/></text:p>
          </draw:text-box>
        </draw:frame>
        <draw:g draw:style-name="gr9">
          <draw:g draw:style-name="gr9">
            <draw:custom-shape draw:style-name="gr10" draw:text-style-name="P27" draw:layer="layout" svg:width="22cm" svg:height="8cm" svg:x="3cm" svg:y="6cm">
              <text:p text:style-name="P26"><text:span text:style-name="T9">Web application</text:span></text:p>
              <text:p text:style-name="P26"><text:span text:style-name="T9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8" draw:layer="layout" svg:width="4.469cm" svg:height="1.743cm" svg:x="3.481cm" svg:y="7.312cm">
              <text:p text:style-name="P26"><text:span text:style-name="T9">Front-end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30" draw:layer="layout" svg:width="4.466cm" svg:height="4.363cm" svg:x="3.484cm" svg:y="9.055cm">
              <text:list text:style-name="L5">
                <text:list-item>
                  <text:p text:style-name="P29"><text:span text:style-name="T9">Node</text:span></text:p>
                </text:list-item>
                <text:list-item>
                  <text:p text:style-name="P29"><text:span text:style-name="T9">Angular</text:span></text:p>
                </text:list-item>
                <text:list-item>
                  <text:p text:style-name="P29"><text:span text:style-name="T9">TalkJ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5.497cm" svg:height="1.743cm" svg:x="10.7cm" svg:y="7.312cm">
              <text:p text:style-name="P26"><text:span text:style-name="T9">Back-en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2" draw:layer="layout" svg:width="5.5cm" svg:height="4.363cm" svg:x="10.7cm" svg:y="9.055cm">
              <text:list text:style-name="L5">
                <text:list-item>
                  <text:p text:style-name="P31"><text:span text:style-name="T9">Maven</text:span></text:p>
                </text:list-item>
                <text:list-item>
                  <text:p text:style-name="P31"><text:span text:style-name="T9">Spring-boot</text:span></text:p>
                </text:list-item>
                <text:list-item>
                  <text:p text:style-name="P31"><text:span text:style-name="T9">Java 21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33" draw:layer="layout" draw:type="line" svg:x1="7.95cm" svg:y1="10.364cm" svg:x2="10.7cm" svg:y2="10.364cm" svg:d="M7950 10364h2750" svg:viewBox="0 0 2751 1">
              <text:p/>
            </draw:connector>
            <draw:custom-shape draw:style-name="gr16" draw:text-style-name="P35" draw:layer="layout" svg:width="5.497cm" svg:height="1.743cm" svg:x="18.953cm" svg:y="7.309cm">
              <text:p text:style-name="P34"><text:span text:style-name="T9">Base de donné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2" draw:layer="layout" svg:width="5.5cm" svg:height="4.363cm" svg:x="18.95cm" svg:y="9.055cm">
              <text:list text:style-name="L5">
                <text:list-item>
                  <text:p text:style-name="P36"><text:span text:style-name="T9">MySq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33" draw:layer="layout" draw:type="line" svg:x1="16.2cm" svg:y1="10.364cm" svg:x2="18.95cm" svg:y2="10.364cm" svg:d="M16200 10364h2750" svg:viewBox="0 0 2751 1">
              <text:p/>
            </draw:connector>
          </draw:g>
          <draw:frame draw:style-name="gr17" draw:text-style-name="P37" draw:layer="layout" svg:width="2.75cm" svg:height="1.455cm" svg:x="7.95cm" svg:y="8.909cm">
            <draw:text-box>
              <text:p text:style-name="P26"><text:span text:style-name="T9">https</text:span></text:p>
            </draw:text-box>
          </draw:frame>
          <draw:frame draw:style-name="gr17" draw:text-style-name="P37" draw:layer="layout" svg:width="2.75cm" svg:height="1.455cm" svg:x="16.197cm" svg:y="8.909cm">
            <draw:text-box>
              <text:p text:style-name="P26"><text:span text:style-name="T9">https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0" draw:text-style-name="P15" draw:layer="layout" svg:width="25.5cm" svg:height="2.629cm" svg:x="0cm" svg:y="1.101cm" presentation:class="title" presentation:user-transformed="true">
          <draw:text-box>
            <text:list text:style-name="L10">
              <text:list-item>
                <text:p text:style-name="P38"><text:span text:style-name="T5"><text:s/></text:span><text:span text:style-name="T5">Architecture definition document</text:span></text:p>
              </text:list-item>
            </text:list>
          </draw:text-box>
        </draw:frame>
        <draw:custom-shape draw:style-name="gr2" draw:text-style-name="P17" draw:layer="layout" svg:width="2.408cm" svg:height="2.615cm" svg:x="25.592cm" svg:y="1.101cm">
          <text:p text:style-name="P16"><text:span text:style-name="T4">6/10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8cm" svg:height="12.02cm" svg:x="0cm" svg:y="3.73cm">
          <draw:text-box>
            <text:list text:style-name="L9">
              <text:list-item>
                <text:p text:style-name="P18"><text:span text:style-name="T6"><text:s/></text:span><text:span text:style-name="T7">RGPD &amp; MVC</text:span></text:p>
              </text:list-item>
            </text:list>
            <text:p text:style-name="P39"><text:span text:style-name="T8"/></text:p>
            <text:list text:style-name="L5">
              <text:list-item>
                <text:p text:style-name="P39"><text:span text:style-name="T8">Collecte et usage des données</text:span></text:p>
              </text:list-item>
              <text:list-item>
                <text:p text:style-name="P39"><text:span text:style-name="T8">Droits des utilisateurs</text:span></text:p>
              </text:list-item>
              <text:list-item>
                <text:p text:style-name="P39"><text:span text:style-name="T8">Sécurité des données</text:span></text:p>
              </text:list-item>
              <text:list-item>
                <text:p text:style-name="P39"><text:span text:style-name="T8">Structuration de l’arborescence</text:span></text:p>
                <text:p text:style-name="P25"><text:span text:style-name="T8"/></text:p>
              </text:list-item>
            </text:list>
          </draw:text-box>
        </draw:frame>
        <draw:custom-shape draw:style-name="gr19" draw:text-style-name="P21" draw:layer="layout" svg:width="1cm" svg:height="3.998cm" svg:x="16.302cm" svg:y="7.1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40" draw:layer="layout" svg:width="5.2cm" svg:height="1.305cm" svg:x="18.3cm" svg:y="8.395cm">
          <draw:text-box>
            <text:p text:style-name="P22">RGPD</text:p>
          </draw:text-box>
        </draw:frame>
        <draw:line draw:style-name="gr21" draw:text-style-name="P41" draw:layer="layout" svg:x1="14.5cm" svg:y1="12.3cm" svg:x2="19cm" svg:y2="12.3cm">
          <text:p/>
        </draw:line>
        <draw:frame draw:style-name="gr22" draw:text-style-name="P40" draw:layer="layout" svg:width="5.2cm" svg:height="1.305cm" svg:x="18.3cm" svg:y="11.5cm">
          <draw:text-box>
            <text:p text:style-name="P22">MVC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1" draw:text-style-name="P15" draw:layer="layout" svg:width="25.5cm" svg:height="2.629cm" svg:x="0cm" svg:y="1.101cm" presentation:class="title" presentation:user-transformed="true">
          <draw:text-box>
            <text:list text:style-name="L11">
              <text:list-item>
                <text:p text:style-name="P14"><text:span text:style-name="T5"><text:s/></text:span><text:span text:style-name="T5">Compliance assessment</text:span></text:p>
              </text:list-item>
            </text:list>
          </draw:text-box>
        </draw:frame>
        <draw:custom-shape draw:style-name="gr2" draw:text-style-name="P17" draw:layer="layout" svg:width="2.408cm" svg:height="2.615cm" svg:x="25.592cm" svg:y="1.101cm">
          <text:p text:style-name="P16"><text:span text:style-name="T4">7/10</text:span></text:p>
          <draw:enhanced-geometry svg:viewBox="0 0 21600 21600" draw:type="rectangle" draw:enhanced-path="M 0 0 L 21600 0 21600 21600 0 21600 0 0 Z N"/>
        </draw:custom-shape>
        <draw:frame draw:style-name="gr23" draw:text-style-name="P20" xml:id="id1" draw:id="id1" draw:layer="layout" svg:width="28cm" svg:height="11.77cm" svg:x="0cm" svg:y="3.73cm">
          <draw:text-box>
            <text:list text:style-name="L7">
              <text:list-item>
                <text:p text:style-name="P25"><text:span text:style-name="T6"><text:s/></text:span><text:span text:style-name="T7">Tests unitaires &amp; code coverage</text:span></text:p>
              </text:list-item>
            </text:list>
            <text:p text:style-name="P25"><text:span text:style-name="T7"/></text:p>
            <text:list text:style-name="L8">
              <text:list-item>
                <text:p text:style-name="P42"><text:span text:style-name="T7">Tests unitaire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50 %</text:span></text:p>
              </text:list-item>
              <text:list-item>
                <text:p text:style-name="P42"><text:span text:style-name="T7">Tests d’intégration</text:span><text:span text:style-name="T7"><text:tab/></text:span><text:span text:style-name="T7"><text:tab/></text:span><text:span text:style-name="T7"><text:tab/></text:span><text:span text:style-name="T7">30 %</text:span></text:p>
              </text:list-item>
              <text:list-item>
                <text:p text:style-name="P42"><text:span text:style-name="T7">Tests end-to-end</text:span><text:span text:style-name="T7"><text:tab/></text:span><text:span text:style-name="T7"><text:tab/></text:span><text:span text:style-name="T7"><text:tab/></text:span><text:span text:style-name="T7"><text:tab/></text:span><text:span text:style-name="T7">80 %</text:span></text:p>
              </text:list-item>
              <text:list-item>
                <text:p text:style-name="P43"><text:span text:style-name="T10">∅ </text:span><text:span text:style-name="T10">TalkJs</text:span></text:p>
              </text:list-item>
            </text:list>
          </draw:text-box>
        </draw:frame>
        <draw:custom-shape draw:style-name="gr24" draw:text-style-name="P21" draw:layer="layout" svg:width="1cm" svg:height="2.5cm" svg:x="14.5cm" svg:y="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45" draw:layer="layout" svg:width="3cm" svg:height="2.757cm" svg:x="15.5cm" svg:y="7cm">
          <draw:text-box>
            <text:p text:style-name="P44"><text:span text:style-name="T11">80 % </text:span></text:p>
          </draw:text-box>
        </draw:frame>
        <draw:line draw:style-name="gr21" draw:text-style-name="P41" draw:layer="layout" svg:x1="8.7cm" svg:y1="7.5cm" svg:x2="11.7cm" svg:y2="7.5cm">
          <text:p/>
        </draw:line>
        <draw:line draw:style-name="gr21" draw:text-style-name="P41" draw:layer="layout" svg:x1="9cm" svg:y1="9.1cm" svg:x2="11.682cm" svg:y2="9.1cm">
          <text:p/>
        </draw:line>
        <draw:line draw:style-name="gr21" draw:text-style-name="P41" draw:layer="layout" svg:x1="8.982cm" svg:y1="10.8cm" svg:x2="11.664cm" svg:y2="10.8cm">
          <text:p/>
        </draw:line>
        <draw:connector draw:style-name="gr26" draw:text-style-name="P41" draw:layer="layout" svg:x1="28cm" svg:y1="9.615cm" svg:x2="28cm" svg:y2="9.615cm" draw:start-shape="id1" draw:end-shape="id1" svg:d="M28000 9615z" svg:viewBox="0 0 1 1">
          <text:p/>
        </draw:connecto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5" draw:layer="layout" svg:width="25.5cm" svg:height="2.629cm" svg:x="0cm" svg:y="1.101cm" presentation:class="title" presentation:user-transformed="true">
          <draw:text-box>
            <text:list text:style-name="L11">
              <text:list-item>
                <text:p text:style-name="P38"><text:span text:style-name="T5"><text:s/></text:span><text:span text:style-name="T5">Arc</text:span><text:span text:style-name="T5">hite</text:span><text:span text:style-name="T5">ctur</text:span><text:span text:style-name="T5">e </text:span><text:span text:style-name="T5">defi</text:span><text:span text:style-name="T5">niti</text:span><text:span text:style-name="T5">on </text:span><text:span text:style-name="T5">doc</text:span><text:span text:style-name="T5">um</text:span><text:span text:style-name="T5">ent</text:span></text:p>
              </text:list-item>
            </text:list>
          </draw:text-box>
        </draw:frame>
        <draw:custom-shape draw:style-name="gr2" draw:text-style-name="P17" draw:layer="layout" svg:width="2.408cm" svg:height="2.615cm" svg:x="25.592cm" svg:y="1.101cm">
          <text:p text:style-name="P16"><text:span text:style-name="T4">8/10</text:span></text:p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28cm" svg:height="12.02cm" svg:x="0cm" svg:y="3.73cm">
          <draw:text-box>
            <text:list text:style-name="L9">
              <text:list-item>
                <text:p text:style-name="P18"><text:span text:style-name="T6"><text:s/></text:span><text:span text:style-name="T7">Gestion des données</text:span></text:p>
              </text:list-item>
            </text:list>
            <text:list text:style-name="L8">
              <text:list-item>
                <text:p text:style-name="P18"><text:span text:style-name="T12">Sauvegarde quotidienne</text:span></text:p>
              </text:list-item>
              <text:list-item>
                <text:p text:style-name="P18"><text:span text:style-name="T12">Respect de la RGPD</text:span></text:p>
              </text:list-item>
              <text:list-item>
                <text:p text:style-name="P18"><text:span text:style-name="T12">Cryptage des données</text:span></text:p>
                <text:list>
                  <text:list-item>
                    <text:list>
                      <text:list-item>
                        <text:p text:style-name="P18"><text:span text:style-name="T12">Transfert, ex : HTTPS</text:span></text:p>
                      </text:list-item>
                      <text:list-item>
                        <text:p text:style-name="P46"><text:span text:style-name="T13">Stockage, ex : </text:span><text:span text:style-name="T12">BCrypt</text:span></text:p>
                      </text:list-item>
                    </text:list>
                  </text:list-item>
                </text:list>
              </text:list-item>
              <text:list-item>
                <text:p text:style-name="P46"><text:span text:style-name="T12">Local sécurisé</text:span></text:p>
              </text:list-item>
              <text:list-item>
                <text:p text:style-name="P46"><text:span text:style-name="T12">Couche de sécurité :</text:span></text:p>
                <text:list>
                  <text:list-item>
                    <text:list>
                      <text:list-item>
                        <text:p text:style-name="P46"><text:span text:style-name="T12">Guard &amp; intercepteur</text:span></text:p>
                      </text:list-item>
                      <text:list-item>
                        <text:p text:style-name="P46"><text:span text:style-name="T12">Spring security &amp; Oauth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3" draw:text-style-name="P15" draw:layer="layout" svg:width="25.5cm" svg:height="2.629cm" svg:x="0cm" svg:y="1.101cm" presentation:class="title" presentation:user-transformed="true">
          <draw:text-box>
            <text:list text:style-name="L12">
              <text:list-item>
                <text:p text:style-name="P47"><text:span text:style-name="T5"><text:s/></text:span><text:span text:style-name="T5">Proof of concept</text:span></text:p>
              </text:list-item>
            </text:list>
          </draw:text-box>
        </draw:frame>
        <draw:custom-shape draw:style-name="gr2" draw:text-style-name="P17" draw:layer="layout" svg:width="2.408cm" svg:height="2.615cm" svg:x="25.592cm" svg:y="1.101cm">
          <text:p text:style-name="P16"><text:span text:style-name="T4">9/10</text:span></text:p>
          <draw:enhanced-geometry svg:viewBox="0 0 21600 21600" draw:type="rectangle" draw:enhanced-path="M 0 0 L 21600 0 21600 21600 0 21600 0 0 Z N"/>
        </draw:custom-shape>
        <draw:frame draw:style-name="gr28" draw:text-style-name="P49" draw:layer="layout" svg:width="28cm" svg:height="12.02cm" svg:x="0cm" svg:y="3.73cm">
          <draw:text-box>
            <text:list text:style-name="L9">
              <text:list-header>
                <text:p text:style-name="P48"><text:span text:style-name="T8">Démonstrat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4" draw:text-style-name="P50" draw:layer="layout" svg:width="25.5cm" svg:height="2.629cm" svg:x="0cm" svg:y="1.101cm" presentation:class="title" presentation:user-transformed="true">
          <draw:text-box>
            <text:list text:style-name="L12">
              <text:list-header>
                <text:p text:style-name="P14"><text:span text:style-name="T14">Conclusion</text:span></text:p>
              </text:list-header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4">10/10</text:span></text:p>
          <draw:enhanced-geometry svg:viewBox="0 0 21600 21600" draw:type="rectangle" draw:enhanced-path="M 0 0 L 21600 0 21600 21600 0 21600 0 0 Z N"/>
        </draw:custom-shape>
        <draw:frame draw:style-name="gr29" draw:text-style-name="P52" draw:layer="layout" svg:width="28cm" svg:height="12.02cm" svg:x="0cm" svg:y="3.73cm">
          <draw:text-box>
            <text:p text:style-name="P51"><text:span text:style-name="T15">Merci pour votre atten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urier New" svg:font-family="'Courier New'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nux Libertine G" svg:font-family="'Linux Libertine G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" svg:font-family="'Noto Sans Symbols'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unito" svg:font-family="Nunito" style:font-family-generic="roman" style:font-pitch="variable"/>
    <style:font-face style:name="OpenSymbol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000" draw:end-color="#ff4000" draw:start-intensity="100%" draw:end-intensity="100%" draw:angle="30deg" draw:border="0%">
      <loext:gradient-stop svg:offset="0" loext:color-type="rgb" loext:color-value="#ff8000"/>
      <loext:gradient-stop svg:offset="1" loext:color-type="rgb" loext:color-value="#ff4000"/>
    </draw:gradient>
    <draw:marker draw:name="Arrow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fr" fo:country="FR" style:font-name-asian="Arial1" style:font-family-asian="Arial" style:font-pitch-asian="variable" style:font-size-asian="12pt" style:language-asian="zh" style:country-asian="CN" style:font-name-complex="Arial" style:font-family-complex="Arial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color="#0b5394" loext:opacity="100%" fo:font-size="20pt" style:font-size-asian="20pt" style:font-size-complex="20pt"/>
    </style:style>
    <style:style style:name="normal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color="#990000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ractères_20_de_20_numérotation" style:display-name="Caractères de numérotation" style:family="graphic">
      <style:paragraph-properties style:text-autospace="none"/>
    </style:style>
    <style:style style:name="Titre_20_de_20_tableau" style:display-name="Titre de tableau" style:family="graphic">
      <style:paragraph-properties fo:line-height="115%"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line-height="115%" style:text-autospace="none"/>
      <style:text-properties fo:font-size="12pt" style:font-size-asian="12pt" style:font-size-complex="12pt"/>
    </style:style>
    <style:style style:name="TOC_20_3" style:display-name="TOC 3" style:family="graphic">
      <style:paragraph-properties fo:margin-left="1.764cm" fo:margin-right="0cm" fo:line-height="115%" fo:text-indent="0cm" style:text-autospace="none" loext:tab-stop-distance="0cm">
        <style:tab-stops>
          <style:tab-stop style:position="26.31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Index" style:family="graphic">
      <style:paragraph-properties fo:line-height="115%" style:text-autospace="none"/>
      <style:text-properties fo:font-size="12pt" style:font-size-asian="12pt" style:font-size-complex="12pt"/>
    </style:style>
    <style:style style:name="TOC_20_2" style:display-name="TOC 2" style:family="graphic">
      <style:paragraph-properties fo:margin-left="0.88cm" fo:margin-right="0cm" fo:line-height="115%" fo:text-indent="0cm" style:text-autospace="none" loext:tab-stop-distance="0cm">
        <style:tab-stops>
          <style:tab-stop style:position="27.203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TOC_20_1" style:display-name="TOC 1" style:family="graphic">
      <style:paragraph-properties fo:margin-left="0cm" fo:margin-right="0cm" fo:line-height="115%" fo:text-indent="0cm" style:text-autospace="none" loext:tab-stop-distance="0cm">
        <style:tab-stops>
          <style:tab-stop style:position="28.083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TOC_20_Heading" style:display-name="TOC Heading" style:family="graphic">
      <style:paragraph-properties fo:margin-left="0cm" fo:margin-right="0cm" fo:margin-top="0.746cm" fo:margin-bottom="0.374cm" fo:line-height="115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inux Libertine G" style:font-family-asian="'Linux Libertine G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line-height="115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inux Libertine G" style:font-family-asian="'Linux Libertine G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Subtitle" style:family="graphic">
      <style:graphic-properties style:writing-mode="lr-tb"/>
      <style:paragraph-properties fo:margin-top="0cm" fo:margin-bottom="0.995cm" fo:line-height="100%" fo:text-align="start" style:text-autospace="none" style:writing-mode="lr-tb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pitch-asian="variable" style:font-size-asian="15pt" style:font-style-asian="normal" style:font-name-complex="Arial" style:font-family-complex="Arial" style:font-family-generic-complex="roman" style:font-pitch-complex="variable" style:font-size-complex="15pt" style:font-style-complex="normal"/>
    </style:style>
    <style:style style:name="Title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fo:font-size="12pt"/>
    </style:style>
    <style:style style:name="Body_20_Text" style:display-name="Body Text" style:family="graphic">
      <style:paragraph-properties fo:margin-top="0cm" fo:margin-bottom="0.436cm" fo:line-height="115%" style:text-autospace="none"/>
      <style:text-properties fo:font-size="12pt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ListLabel_20_45" style:display-name="ListLabel 4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42" style:display-name="ListLabel 4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9" style:display-name="ListLabel 3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="Nunito" fo:font-family="Nunito" style:font-family-generic="roman" style:font-pitch="variable" style:font-name-asian="Noto Sans Symbols" style:font-family-asian="'Noto Sans Symbols'" style:font-pitch-asian="variable" style:font-name-complex="Nunito" style:font-family-complex="Nunito" style:font-family-generic-complex="roman" style:font-pitch-complex="variable"/>
    </style:style>
    <style:style style:name="ListLabel_20_36" style:display-name="ListLabel 3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3" style:display-name="ListLabel 3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0" style:display-name="ListLabel 30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="Nunito" fo:font-family="Nunito" style:font-family-generic="roman" style:font-pitch="variable" style:font-name-asian="Noto Sans Symbols" style:font-family-asian="'Noto Sans Symbols'" style:font-pitch-asian="variable" style:font-name-complex="Nunito" style:font-family-complex="Nunito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4" style:display-name="ListLabel 2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1" style:display-name="ListLabel 2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="Nunito" fo:font-family="Nunito" style:font-family-generic="roman" style:font-pitch="variable" style:font-name-asian="Noto Sans Symbols" style:font-family-asian="'Noto Sans Symbols'" style:font-pitch-asian="variable" style:font-name-complex="Nunito" style:font-family-complex="Nunito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5" style:display-name="ListLabel 1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2" style:display-name="ListLabel 1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="Nunito" fo:font-family="Nunito" style:font-family-generic="roman" style:font-pitch="variable" style:font-name-asian="Noto Sans Symbols" style:font-family-asian="'Noto Sans Symbols'" style:font-pitch-asian="variable" style:font-name-complex="Nunito" style:font-family-complex="Nunito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Nunito" fo:font-family="Nunito" style:font-family-generic="roman" style:font-pitch="variable" style:text-underline-style="none" style:font-name-complex="Nunito" style:font-family-complex="Nunito" style:font-family-generic-complex="roman" style:font-pitch-complex="variabl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21" draw:layer="backgroundobjects" svg:width="25.199cm" svg:height="9.135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22"><text:span text:style-name="MT1"><presentation:date-time/></text:span></text:p>
        </draw:text-box>
      </draw:frame>
      <draw:frame presentation:style-name="Mpr13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25"><text:span text:style-name="MT1"><text:page-number>&lt;numéro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2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22:08.725285460</meta:creation-date>
    <meta:editing-duration>P1DT1H34M14S</meta:editing-duration>
    <meta:editing-cycles>257</meta:editing-cycles>
    <meta:generator>LibreOffice/24.2.7.2$Linux_X86_64 LibreOffice_project/420$Build-2</meta:generator>
    <dc:title>Midnightblue</dc:title>
    <dc:date>2025-01-20T20:51:06.474494981</dc:date>
    <meta:print-date>2024-12-22T19:13:44.767800056</meta:print-date>
    <meta:printed-by>Fichiers PDF</meta:printed-by>
    <meta:document-statistic meta:object-count="138"/>
  </office:meta>
</office:document-meta>
</file>